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063in"/>
    </style:style>
    <style:style style:name="co2" style:family="table-column">
      <style:table-column-properties fo:break-before="auto" style:column-width="0.3091in"/>
    </style:style>
    <style:style style:name="co3" style:family="table-column">
      <style:table-column-properties fo:break-before="auto" style:column-width="2.1035in"/>
    </style:style>
    <style:style style:name="co4" style:family="table-column">
      <style:table-column-properties fo:break-before="auto" style:column-width="2.1693in"/>
    </style:style>
    <style:style style:name="co5" style:family="table-column">
      <style:table-column-properties fo:break-before="auto" style:column-width="0.4437in"/>
    </style:style>
    <style:style style:name="co6" style:family="table-column">
      <style:table-column-properties fo:break-before="auto" style:column-width="3.4071in"/>
    </style:style>
    <style:style style:name="co7" style:family="table-column">
      <style:table-column-properties fo:break-before="auto" style:column-width="4.9917in"/>
    </style:style>
    <style:style style:name="co8" style:family="table-column">
      <style:table-column-properties fo:break-before="auto" style:column-width="6.7075in"/>
    </style:style>
    <style:style style:name="co9" style:family="table-column">
      <style:table-column-properties fo:break-before="auto" style:column-width="0.416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5429"/>
    </style:style>
    <style:style style:name="ce3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pippino_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michele/KiCad/Projects/Pippino_board_brushless_v2/pippino_board/pippino_board.kicad_sch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Fri 07 Apr 2023 12:21:53 PM CEST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7.0.1-3b83917a11~172~ubuntu20.04.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99" calcext:value-type="float">
            <text:p>99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Collated Components: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table:style-name="Default"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N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C1, C2, C4, C7, C13, C16</text:p>
          </table:table-cell>
          <table:table-cell office:value-type="string" calcext:value-type="string">
            <text:p>10uF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470uF</text:p>
          </table:table-cell>
          <table:table-cell/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P_Elec_10x10.5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C5, C6, C8, C11, C12, C14, C17</text:p>
          </table:table-cell>
          <table:table-cell office:value-type="string" calcext:value-type="string">
            <text:p>1uF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9, C18</text:p>
          </table:table-cell>
          <table:table-cell office:value-type="string" calcext:value-type="string">
            <text:p>10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10, C19</text:p>
          </table:table-cell>
          <table:table-cell office:value-type="string" calcext:value-type="string">
            <text:p>22uF</text:p>
          </table:table-cell>
          <table:table-cell/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15, C20</text:p>
          </table:table-cell>
          <table:table-cell office:value-type="string" calcext:value-type="string">
            <text:p>100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D1, D2, D3, D4, D5, D6, D7</text:p>
          </table:table-cell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Device:LED</text:p>
          </table:table-cell>
          <table:table-cell office:value-type="string" calcext:value-type="string">
            <text:p>LED_SMD:LED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D8, D9</text:p>
          </table:table-cell>
          <table:table-cell office:value-type="string" calcext:value-type="string">
            <text:p>1N5819</text:p>
          </table:table-cell>
          <table:table-cell/>
          <table:table-cell office:value-type="string" calcext:value-type="string">
            <text:p>Diode:1N5819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://www.vishay.com/docs/88525/1n5817.pdf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D10, D11, D12</text:p>
          </table:table-cell>
          <table:table-cell office:value-type="string" calcext:value-type="string">
            <text:p>ESD9B5.0ST5G</text:p>
          </table:table-cell>
          <table:table-cell/>
          <table:table-cell office:value-type="string" calcext:value-type="string">
            <text:p>Diode:ESD9B5.0ST5G</text:p>
          </table:table-cell>
          <table:table-cell office:value-type="string" calcext:value-type="string">
            <text:p>Diode_SMD:D_SOD-523</text:p>
          </table:table-cell>
          <table:table-cell office:value-type="string" calcext:value-type="string">
            <text:p>https://www.onsemi.com/pub/Collateral/ESD9B-D.PDF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FB1, FB2</text:p>
          </table:table-cell>
          <table:table-cell office:value-type="string" calcext:value-type="string">
            <text:p>FerriteBead_Small</text:p>
          </table:table-cell>
          <table:table-cell/>
          <table:table-cell office:value-type="string" calcext:value-type="string">
            <text:p>Device:FerriteBead_Small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J1</text:p>
          </table:table-cell>
          <table:table-cell office:value-type="string" calcext:value-type="string">
            <text:p>Conn_02x06_Odd_Even</text:p>
          </table:table-cell>
          <table:table-cell/>
          <table:table-cell office:value-type="string" calcext:value-type="string">
            <text:p>Connector_Generic:Conn_02x07_Odd_Even</text:p>
          </table:table-cell>
          <table:table-cell office:value-type="string" calcext:value-type="string">
            <text:p>Connector_PinHeader_2.54mm:PinHeader_2x07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J2</text:p>
          </table:table-cell>
          <table:table-cell office:value-type="string" calcext:value-type="string">
            <text:p>Conn_02x01</text:p>
          </table:table-cell>
          <table:table-cell/>
          <table:table-cell office:value-type="string" calcext:value-type="string">
            <text:p>Connector_Generic:Conn_02x01</text:p>
          </table:table-cell>
          <table:table-cell office:value-type="string" calcext:value-type="string">
            <text:p>Connector_Molex:Molex_Micro-Fit_3.0_43045-0200_2x01_P3.00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J3</text:p>
          </table:table-cell>
          <table:table-cell office:value-type="string" calcext:value-type="string">
            <text:p>Conn_02x06_Odd_Even</text:p>
          </table:table-cell>
          <table:table-cell/>
          <table:table-cell office:value-type="string" calcext:value-type="string">
            <text:p>Connector_Generic:Conn_02x06_Odd_Even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J4</text:p>
          </table:table-cell>
          <table:table-cell office:value-type="string" calcext:value-type="string">
            <text:p>Conn_02x02_Counter_Clockwise</text:p>
          </table:table-cell>
          <table:table-cell/>
          <table:table-cell office:value-type="string" calcext:value-type="string">
            <text:p>Connector_Generic:Conn_02x02_Counter_Clockwise</text:p>
          </table:table-cell>
          <table:table-cell office:value-type="string" calcext:value-type="string">
            <text:p>Connector_Molex:Molex_Micro-Fit_3.0_43045-0400_2x02_P3.00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J5</text:p>
          </table:table-cell>
          <table:table-cell office:value-type="string" calcext:value-type="string">
            <text:p>Conn_02x09_Odd_Even</text:p>
          </table:table-cell>
          <table:table-cell/>
          <table:table-cell office:value-type="string" calcext:value-type="string">
            <text:p>Connector_Generic:Conn_02x09_Odd_Even</text:p>
          </table:table-cell>
          <table:table-cell office:value-type="string" calcext:value-type="string">
            <text:p>Connector_PinHeader_2.54mm:PinHeader_2x09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J6, J7</text:p>
          </table:table-cell>
          <table:table-cell office:value-type="string" calcext:value-type="string">
            <text:p>Conn_02x03</text:p>
          </table:table-cell>
          <table:table-cell/>
          <table:table-cell office:value-type="string" calcext:value-type="string">
            <text:p>Connector_Generic:Conn_02x03_Odd_Even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J8</text:p>
          </table:table-cell>
          <table:table-cell office:value-type="string" calcext:value-type="string">
            <text:p>Conn_02x02_Odd_Even</text:p>
          </table:table-cell>
          <table:table-cell/>
          <table:table-cell office:value-type="string" calcext:value-type="string">
            <text:p>Connector_Generic:Conn_02x02_Odd_Even</text:p>
          </table:table-cell>
          <table:table-cell office:value-type="string" calcext:value-type="string">
            <text:p>Connector_PinHeader_2.54mm:PinHeader_2x02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J9</text:p>
          </table:table-cell>
          <table:table-cell office:value-type="string" calcext:value-type="string">
            <text:p>IO</text:p>
          </table:table-cell>
          <table:table-cell/>
          <table:table-cell office:value-type="string" calcext:value-type="string">
            <text:p>Connector_Generic:Conn_02x05_Odd_Even</text:p>
          </table:table-cell>
          <table:table-cell office:value-type="string" calcext:value-type="string">
            <text:p>Connector_PinHeader_2.54mm:PinHeader_2x05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USB_B_Micro</text:p>
          </table:table-cell>
          <table:table-cell/>
          <table:table-cell office:value-type="string" calcext:value-type="string">
            <text:p>Connector:USB_C_Receptacle</text:p>
          </table:table-cell>
          <table:table-cell office:value-type="string" calcext:value-type="string">
            <text:p>Connector_USB:USB_C_Receptacle_Amphenol_12401610E4-2A</text:p>
          </table:table-cell>
          <table:table-cell office:value-type="string" calcext:value-type="string">
            <text:p>https://www.usb.org/sites/default/files/documents/usb_type-c.zip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JP1</text:p>
          </table:table-cell>
          <table:table-cell office:value-type="string" calcext:value-type="string">
            <text:p>Jumper_3_Open</text:p>
          </table:table-cell>
          <table:table-cell/>
          <table:table-cell office:value-type="string" calcext:value-type="string">
            <text:p>Jumper:Jumper_3_Open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JP2</text:p>
          </table:table-cell>
          <table:table-cell office:value-type="string" calcext:value-type="string">
            <text:p>Jumper_3_Open</text:p>
          </table:table-cell>
          <table:table-cell/>
          <table:table-cell office:value-type="string" calcext:value-type="string">
            <text:p>Jumper:Jumper_2_Open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, L2</text:p>
          </table:table-cell>
          <table:table-cell office:value-type="string" calcext:value-type="string">
            <text:p>6.8u 2A</text:p>
          </table:table-cell>
          <table:table-cell/>
          <table:table-cell office:value-type="string" calcext:value-type="string">
            <text:p>Device:L</text:p>
          </table:table-cell>
          <table:table-cell office:value-type="string" calcext:value-type="string">
            <text:p>w_smd_inductors:inductor_smd_5.8x4.5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2N3904</text:p>
          </table:table-cell>
          <table:table-cell/>
          <table:table-cell office:value-type="string" calcext:value-type="string">
            <text:p>Transistor_BJT:2N39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2N3903-D.PDF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AO4409</text:p>
          </table:table-cell>
          <table:table-cell/>
          <table:table-cell office:value-type="string" calcext:value-type="string">
            <text:p>Custom_Components:AO4409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w.aosmd.com/pdfs/datasheet/AO4409.pdf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Q3, Q4</text:p>
          </table:table-cell>
          <table:table-cell office:value-type="string" calcext:value-type="string">
            <text:p>L8050_SOT23</text:p>
          </table:table-cell>
          <table:table-cell office:value-type="string" calcext:value-type="string">
            <text:p>j3y</text:p>
          </table:table-cell>
          <table:table-cell office:value-type="string" calcext:value-type="string">
            <text:p>Custom_Components:L8050_SOT23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unisonic.com.tw/datasheet/S8050.pdf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R1, R2, R3, R4, R5, R6, R7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18k</text:p>
          </table:table-cell>
          <table:table-cell/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5.1k</text:p>
          </table:table-cell>
          <table:table-cell/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R10, R15</text:p>
          </table:table-cell>
          <table:table-cell office:value-type="string" calcext:value-type="string">
            <text:p>220K</text:p>
          </table:table-cell>
          <table:table-cell/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R11, R14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R12, R35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R16, R17, R18, R19, R25, R26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R20, R23</text:p>
          </table:table-cell>
          <table:table-cell office:value-type="string" calcext:value-type="string">
            <text:p>560K</text:p>
          </table:table-cell>
          <table:table-cell/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R21, R24</text:p>
          </table:table-cell>
          <table:table-cell office:value-type="string" calcext:value-type="string">
            <text:p>300K</text:p>
          </table:table-cell>
          <table:table-cell/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R22, R36, R37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float" office:value="1" calcext:value-type="float">
            <text:p>1</text:p>
          </table:table-cell>
          <table:table-cell table:style-name="Default" office:value-type="string" calcext:value-type="string">
            <text:p>R27</text:p>
          </table:table-cell>
          <table:table-cell office:value-type="string" calcext:value-type="string">
            <text:p>22K</text:p>
          </table:table-cell>
          <table:table-cell/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Default" office:value-type="string" calcext:value-type="string">
            <text:p>R28</text:p>
          </table:table-cell>
          <table:table-cell office:value-type="string" calcext:value-type="string">
            <text:p>47K</text:p>
          </table:table-cell>
          <table:table-cell/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R30, R31</text:p>
          </table:table-cell>
          <table:table-cell office:value-type="string" calcext:value-type="string">
            <text:p>10K(NC)</text:p>
          </table:table-cell>
          <table:table-cell/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R32, R33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680K</text:p>
          </table:table-cell>
          <table:table-cell/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1, SW2</text:p>
          </table:table-cell>
          <table:table-cell office:value-type="string" calcext:value-type="string">
            <text:p>SW_Push</text:p>
          </table:table-cell>
          <table:table-cell/>
          <table:table-cell office:value-type="string" calcext:value-type="string">
            <text:p>Switch:SW_Push</text:p>
          </table:table-cell>
          <table:table-cell office:value-type="string" calcext:value-type="string">
            <text:p>Button_Switch_SMD:SW_SPST_CK_RS282G05A3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E18-MS1-PCB</text:p>
          </table:table-cell>
          <table:table-cell/>
          <table:table-cell table:number-columns-repeated="2" office:value-type="string" calcext:value-type="string">
            <text:p>RF_Module:E18-MS1-PCB</text:p>
          </table:table-cell>
          <table:table-cell office:value-type="string" calcext:value-type="string">
            <text:p>http://www.cdebyte.com/en/downpdf.aspx?id=12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DS1115IDGS</text:p>
          </table:table-cell>
          <table:table-cell/>
          <table:table-cell office:value-type="string" calcext:value-type="string">
            <text:p>Analog_ADC:ADS1115IDGS</text:p>
          </table:table-cell>
          <table:table-cell office:value-type="string" calcext:value-type="string">
            <text:p>Package_SO:TSSOP-10_3x3mm_P0.5mm</text:p>
          </table:table-cell>
          <table:table-cell office:value-type="string" calcext:value-type="string">
            <text:p>http://www.ti.com/lit/ds/symlink/ads1113.pdf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U3, U8</text:p>
          </table:table-cell>
          <table:table-cell office:value-type="string" calcext:value-type="string">
            <text:p>TPS62110</text:p>
          </table:table-cell>
          <table:table-cell/>
          <table:table-cell office:value-type="string" calcext:value-type="string">
            <text:p>Custom_Components:TPS62110</text:p>
          </table:table-cell>
          <table:table-cell office:value-type="string" calcext:value-type="string">
            <text:p>Package_DFN_QFN:HVQFN-16-1EP_3x3mm_P0.5mm_EP1.5x1.5mm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CP23017</text:p>
          </table:table-cell>
          <table:table-cell/>
          <table:table-cell office:value-type="string" calcext:value-type="string">
            <text:p>Interface_Expansion:MCP23017_SS</text:p>
          </table:table-cell>
          <table:table-cell office:value-type="string" calcext:value-type="string">
            <text:p>Package_SO:SSOP-28_5.3x10.2mm_P0.65mm</text:p>
          </table:table-cell>
          <table:table-cell office:value-type="string" calcext:value-type="string">
            <text:p>http://ww1.microchip.com/downloads/en/DeviceDoc/20001952C.pdf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CP2102N-Axx-xQFN28</text:p>
          </table:table-cell>
          <table:table-cell/>
          <table:table-cell office:value-type="string" calcext:value-type="string">
            <text:p>Interface_USB:CP2102N-Axx-xQFN28</text:p>
          </table:table-cell>
          <table:table-cell office:value-type="string" calcext:value-type="string">
            <text:p>Package_DFN_QFN:QFN-28-1EP_5x5mm_P0.5mm_EP3.35x3.35mm</text:p>
          </table:table-cell>
          <table:table-cell office:value-type="string" calcext:value-type="string">
            <text:p>https://www.silabs.com/documents/public/data-sheets/cp2102n-datasheet.pdf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ESP32-S3-WROOM-1</text:p>
          </table:table-cell>
          <table:table-cell/>
          <table:table-cell table:number-columns-repeated="2" office:value-type="string" calcext:value-type="string">
            <text:p>Espressif:ESP32-S3-WROOM-1</text:p>
          </table:table-cell>
          <table:table-cell office:value-type="string" calcext:value-type="string">
            <text:p>https://www.espressif.com/sites/default/files/documentation/esp32-s3-wroom-1_wroom-1u_datasheet_en.pdf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CK1408</text:p>
          </table:table-cell>
          <table:table-cell/>
          <table:table-cell office:value-type="string" calcext:value-type="string">
            <text:p>pcb_modules:CK1408</text:p>
          </table:table-cell>
          <table:table-cell office:value-type="string" calcext:value-type="string">
            <text:p>Pcb_Modules:CK1408</text:p>
          </table:table-cell>
          <table:table-cell table:number-columns-repeated="2"/>
        </table:table-row>
        <table:table-row table:style-name="ro1" table:number-rows-repeated="8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680" calcext:value-type="float">
            <text:p>6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formula="of:=1.256" office:value-type="float" office:value="1.256" calcext:value-type="float">
            <text:p>1.25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formula="of:=[.G70]/[.G69]*([.G68]+[.G69])" office:value-type="float" office:value="9.7968" calcext:value-type="float">
            <text:p>9.7968</text:p>
          </table:table-cell>
          <table:table-cell table:formula="of:=[.G71]/([.G68]+[.G69])*[.G69]" office:value-type="float" office:value="1.256" calcext:value-type="float">
            <text:p>1.25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0">00/00/0000</text:date>, <text:time style:data-style-name="N2" text:time-value="18:06:12.640519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4-10T00:48:24.653933433</dc:date>
    <dc:creator>Michele De Marchi</dc:creator>
    <meta:editing-duration>P1DT5H29M51S</meta:editing-duration>
    <meta:editing-cycles>5</meta:editing-cycles>
    <meta:generator>LibreOffice/6.4.7.2$Linux_X86_64 LibreOffice_project/40$Build-2</meta:generator>
    <meta:document-statistic meta:table-count="1" meta:cell-count="378" meta:object-count="0"/>
  </office:meta>
</office:document-meta>
</file>